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[ms] <text:s text:c="6"/></text:p>
          </table:table-cell>
          <table:table-cell office:value-type="string" calcext:value-type="string">
            <text:p>X-CH3OH <text:s text:c="4"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0002322391" calcext:value-type="float">
            <text:p>2.322391E-05</text:p>
          </table:table-cell>
          <table:table-cell office:value-type="float" office:value="0.009999957" calcext:value-type="float">
            <text:p>0.009999957</text:p>
          </table:table-cell>
        </table:table-row>
        <table:table-row table:style-name="ro1">
          <table:table-cell office:value-type="float" office:value="0.0001190446" calcext:value-type="float">
            <text:p>0.0001190446</text:p>
          </table:table-cell>
          <table:table-cell office:value-type="float" office:value="0.009999766" calcext:value-type="float">
            <text:p>0.009999766</text:p>
          </table:table-cell>
        </table:table-row>
        <table:table-row table:style-name="ro1">
          <table:table-cell office:value-type="float" office:value="0.0003261506" calcext:value-type="float">
            <text:p>0.0003261506</text:p>
          </table:table-cell>
          <table:table-cell office:value-type="float" office:value="0.009999282" calcext:value-type="float">
            <text:p>0.009999282</text:p>
          </table:table-cell>
        </table:table-row>
        <table:table-row table:style-name="ro1">
          <table:table-cell office:value-type="float" office:value="0.0007231683" calcext:value-type="float">
            <text:p>0.0007231683</text:p>
          </table:table-cell>
          <table:table-cell office:value-type="float" office:value="0.009998128" calcext:value-type="float">
            <text:p>0.009998128</text:p>
          </table:table-cell>
        </table:table-row>
        <table:table-row table:style-name="ro1">
          <table:table-cell office:value-type="float" office:value="0.00138625" calcext:value-type="float">
            <text:p>0.00138625</text:p>
          </table:table-cell>
          <table:table-cell office:value-type="float" office:value="0.009995716" calcext:value-type="float">
            <text:p>0.009995716</text:p>
          </table:table-cell>
        </table:table-row>
        <table:table-row table:style-name="ro1">
          <table:table-cell office:value-type="float" office:value="0.002475281" calcext:value-type="float">
            <text:p>0.002475281</text:p>
          </table:table-cell>
          <table:table-cell office:value-type="float" office:value="0.009990792" calcext:value-type="float">
            <text:p>0.009990792</text:p>
          </table:table-cell>
        </table:table-row>
        <table:table-row table:style-name="ro1">
          <table:table-cell office:value-type="float" office:value="0.003986991" calcext:value-type="float">
            <text:p>0.003986991</text:p>
          </table:table-cell>
          <table:table-cell office:value-type="float" office:value="0.009982319" calcext:value-type="float">
            <text:p>0.009982319</text:p>
          </table:table-cell>
        </table:table-row>
        <table:table-row table:style-name="ro1">
          <table:table-cell office:value-type="float" office:value="0.005862108" calcext:value-type="float">
            <text:p>0.005862108</text:p>
          </table:table-cell>
          <table:table-cell office:value-type="float" office:value="0.009969285" calcext:value-type="float">
            <text:p>0.009969285</text:p>
          </table:table-cell>
        </table:table-row>
        <table:table-row table:style-name="ro1">
          <table:table-cell office:value-type="float" office:value="0.009384441" calcext:value-type="float">
            <text:p>0.009384441</text:p>
          </table:table-cell>
          <table:table-cell office:value-type="float" office:value="0.009937258" calcext:value-type="float">
            <text:p>0.009937258</text:p>
          </table:table-cell>
        </table:table-row>
        <table:table-row table:style-name="ro1">
          <table:table-cell office:value-type="float" office:value="0.01364645" calcext:value-type="float">
            <text:p>0.01364645</text:p>
          </table:table-cell>
          <table:table-cell office:value-type="float" office:value="0.009886829" calcext:value-type="float">
            <text:p>0.009886829</text:p>
          </table:table-cell>
        </table:table-row>
        <table:table-row table:style-name="ro1">
          <table:table-cell office:value-type="float" office:value="0.0190576" calcext:value-type="float">
            <text:p>0.0190576</text:p>
          </table:table-cell>
          <table:table-cell office:value-type="float" office:value="0.009804612" calcext:value-type="float">
            <text:p>0.009804612</text:p>
          </table:table-cell>
        </table:table-row>
        <table:table-row table:style-name="ro1">
          <table:table-cell office:value-type="float" office:value="0.02671628" calcext:value-type="float">
            <text:p>0.02671628</text:p>
          </table:table-cell>
          <table:table-cell office:value-type="float" office:value="0.009658713" calcext:value-type="float">
            <text:p>0.009658713</text:p>
          </table:table-cell>
        </table:table-row>
        <table:table-row table:style-name="ro1">
          <table:table-cell office:value-type="float" office:value="0.03437496" calcext:value-type="float">
            <text:p>0.03437496</text:p>
          </table:table-cell>
          <table:table-cell office:value-type="float" office:value="0.0094848" calcext:value-type="float">
            <text:p>0.0094848</text:p>
          </table:table-cell>
        </table:table-row>
        <table:table-row table:style-name="ro1">
          <table:table-cell office:value-type="float" office:value="0.04203364" calcext:value-type="float">
            <text:p>0.04203364</text:p>
          </table:table-cell>
          <table:table-cell office:value-type="float" office:value="0.009290492" calcext:value-type="float">
            <text:p>0.009290492</text:p>
          </table:table-cell>
        </table:table-row>
        <table:table-row table:style-name="ro1">
          <table:table-cell office:value-type="float" office:value="0.05020308" calcext:value-type="float">
            <text:p>0.05020308</text:p>
          </table:table-cell>
          <table:table-cell office:value-type="float" office:value="0.009068237" calcext:value-type="float">
            <text:p>0.009068237</text:p>
          </table:table-cell>
        </table:table-row>
        <table:table-row table:style-name="ro1">
          <table:table-cell office:value-type="float" office:value="0.0619478" calcext:value-type="float">
            <text:p>0.0619478</text:p>
          </table:table-cell>
          <table:table-cell office:value-type="float" office:value="0.008734257" calcext:value-type="float">
            <text:p>0.008734257</text:p>
          </table:table-cell>
        </table:table-row>
        <table:table-row table:style-name="ro1">
          <table:table-cell office:value-type="float" office:value="0.07369253" calcext:value-type="float">
            <text:p>0.07369253</text:p>
          </table:table-cell>
          <table:table-cell office:value-type="float" office:value="0.008393761" calcext:value-type="float">
            <text:p>0.008393761</text:p>
          </table:table-cell>
        </table:table-row>
        <table:table-row table:style-name="ro1">
          <table:table-cell office:value-type="float" office:value="0.08543726" calcext:value-type="float">
            <text:p>0.08543726</text:p>
          </table:table-cell>
          <table:table-cell office:value-type="float" office:value="0.008055224" calcext:value-type="float">
            <text:p>0.008055224</text:p>
          </table:table-cell>
        </table:table-row>
        <table:table-row table:style-name="ro1">
          <table:table-cell office:value-type="float" office:value="0.09718199" calcext:value-type="float">
            <text:p>0.09718199</text:p>
          </table:table-cell>
          <table:table-cell office:value-type="float" office:value="0.007723924" calcext:value-type="float">
            <text:p>0.007723924</text:p>
          </table:table-cell>
        </table:table-row>
        <table:table-row table:style-name="ro1">
          <table:table-cell office:value-type="float" office:value="0.1089267" calcext:value-type="float">
            <text:p>0.1089267</text:p>
          </table:table-cell>
          <table:table-cell office:value-type="float" office:value="0.007402985" calcext:value-type="float">
            <text:p>0.007402985</text:p>
          </table:table-cell>
        </table:table-row>
        <table:table-row table:style-name="ro1">
          <table:table-cell office:value-type="float" office:value="0.1229357" calcext:value-type="float">
            <text:p>0.1229357</text:p>
          </table:table-cell>
          <table:table-cell office:value-type="float" office:value="0.007035687" calcext:value-type="float">
            <text:p>0.007035687</text:p>
          </table:table-cell>
        </table:table-row>
        <table:table-row table:style-name="ro1">
          <table:table-cell office:value-type="float" office:value="0.1407183" calcext:value-type="float">
            <text:p>0.1407183</text:p>
          </table:table-cell>
          <table:table-cell office:value-type="float" office:value="0.00659542" calcext:value-type="float">
            <text:p>0.00659542</text:p>
          </table:table-cell>
        </table:table-row>
        <table:table-row table:style-name="ro1">
          <table:table-cell office:value-type="float" office:value="0.1585009" calcext:value-type="float">
            <text:p>0.1585009</text:p>
          </table:table-cell>
          <table:table-cell office:value-type="float" office:value="0.006184603" calcext:value-type="float">
            <text:p>0.006184603</text:p>
          </table:table-cell>
        </table:table-row>
        <table:table-row table:style-name="ro1">
          <table:table-cell office:value-type="float" office:value="0.1762836" calcext:value-type="float">
            <text:p>0.1762836</text:p>
          </table:table-cell>
          <table:table-cell office:value-type="float" office:value="0.005801902" calcext:value-type="float">
            <text:p>0.005801902</text:p>
          </table:table-cell>
        </table:table-row>
        <table:table-row table:style-name="ro1">
          <table:table-cell office:value-type="float" office:value="0.1963094" calcext:value-type="float">
            <text:p>0.1963094</text:p>
          </table:table-cell>
          <table:table-cell office:value-type="float" office:value="0.005381187" calcext:value-type="float">
            <text:p>0.005381187</text:p>
          </table:table-cell>
        </table:table-row>
        <table:table-row table:style-name="ro1">
          <table:table-cell office:value-type="float" office:value="0.2230649" calcext:value-type="float">
            <text:p>0.2230649</text:p>
          </table:table-cell>
          <table:table-cell office:value-type="float" office:value="0.004897482" calcext:value-type="float">
            <text:p>0.004897482</text:p>
          </table:table-cell>
        </table:table-row>
        <table:table-row table:style-name="ro1">
          <table:table-cell office:value-type="float" office:value="0.2498204" calcext:value-type="float">
            <text:p>0.2498204</text:p>
          </table:table-cell>
          <table:table-cell office:value-type="float" office:value="0.004461796" calcext:value-type="float">
            <text:p>0.004461796</text:p>
          </table:table-cell>
        </table:table-row>
        <table:table-row table:style-name="ro1">
          <table:table-cell office:value-type="float" office:value="0.2765759" calcext:value-type="float">
            <text:p>0.2765759</text:p>
          </table:table-cell>
          <table:table-cell office:value-type="float" office:value="0.004068753" calcext:value-type="float">
            <text:p>0.004068753</text:p>
          </table:table-cell>
        </table:table-row>
        <table:table-row table:style-name="ro1">
          <table:table-cell office:value-type="float" office:value="0.3033314" calcext:value-type="float">
            <text:p>0.3033314</text:p>
          </table:table-cell>
          <table:table-cell office:value-type="float" office:value="0.003645205" calcext:value-type="float">
            <text:p>0.003645205</text:p>
          </table:table-cell>
        </table:table-row>
        <table:table-row table:style-name="ro1">
          <table:table-cell office:value-type="float" office:value="0.3300869" calcext:value-type="float">
            <text:p>0.3300869</text:p>
          </table:table-cell>
          <table:table-cell office:value-type="float" office:value="0.003171368" calcext:value-type="float">
            <text:p>0.003171368</text:p>
          </table:table-cell>
        </table:table-row>
        <table:table-row table:style-name="ro1">
          <table:table-cell office:value-type="float" office:value="0.3602325" calcext:value-type="float">
            <text:p>0.3602325</text:p>
          </table:table-cell>
          <table:table-cell office:value-type="float" office:value="0.002779266" calcext:value-type="float">
            <text:p>0.002779266</text:p>
          </table:table-cell>
        </table:table-row>
        <table:table-row table:style-name="ro1">
          <table:table-cell office:value-type="float" office:value="0.4005488" calcext:value-type="float">
            <text:p>0.4005488</text:p>
          </table:table-cell>
          <table:table-cell office:value-type="float" office:value="0.002601253" calcext:value-type="float">
            <text:p>0.002601253</text:p>
          </table:table-cell>
        </table:table-row>
        <table:table-row table:style-name="ro1">
          <table:table-cell office:value-type="float" office:value="0.4408651" calcext:value-type="float">
            <text:p>0.4408651</text:p>
          </table:table-cell>
          <table:table-cell office:value-type="float" office:value="0.002435851" calcext:value-type="float">
            <text:p>0.002435851</text:p>
          </table:table-cell>
        </table:table-row>
        <table:table-row table:style-name="ro1">
          <table:table-cell office:value-type="float" office:value="0.4811813" calcext:value-type="float">
            <text:p>0.4811813</text:p>
          </table:table-cell>
          <table:table-cell office:value-type="float" office:value="0.002282114" calcext:value-type="float">
            <text:p>0.002282114</text:p>
          </table:table-cell>
        </table:table-row>
        <table:table-row table:style-name="ro1">
          <table:table-cell office:value-type="float" office:value="0.5201538" calcext:value-type="float">
            <text:p>0.5201538</text:p>
          </table:table-cell>
          <table:table-cell office:value-type="float" office:value="0.002139173" calcext:value-type="float">
            <text:p>0.002139173</text:p>
          </table:table-cell>
        </table:table-row>
        <table:table-row table:style-name="ro1">
          <table:table-cell office:value-type="float" office:value="0.5454231" calcext:value-type="float">
            <text:p>0.5454231</text:p>
          </table:table-cell>
          <table:table-cell office:value-type="float" office:value="0.002006226" calcext:value-type="float">
            <text:p>0.002006226</text:p>
          </table:table-cell>
        </table:table-row>
        <table:table-row table:style-name="ro1">
          <table:table-cell office:value-type="float" office:value="0.560947" calcext:value-type="float">
            <text:p>0.560947</text:p>
          </table:table-cell>
          <table:table-cell office:value-type="float" office:value="0.001882537" calcext:value-type="float">
            <text:p>0.001882537</text:p>
          </table:table-cell>
        </table:table-row>
        <table:table-row table:style-name="ro1">
          <table:table-cell office:value-type="float" office:value="0.5748236" calcext:value-type="float">
            <text:p>0.5748236</text:p>
          </table:table-cell>
          <table:table-cell office:value-type="float" office:value="0.001767421" calcext:value-type="float">
            <text:p>0.001767421</text:p>
          </table:table-cell>
        </table:table-row>
        <table:table-row table:style-name="ro1">
          <table:table-cell office:value-type="float" office:value="0.5859547" calcext:value-type="float">
            <text:p>0.5859547</text:p>
          </table:table-cell>
          <table:table-cell office:value-type="float" office:value="0.00166025" calcext:value-type="float">
            <text:p>0.00166025</text:p>
          </table:table-cell>
        </table:table-row>
        <table:table-row table:style-name="ro1">
          <table:table-cell office:value-type="float" office:value="0.6000913" calcext:value-type="float">
            <text:p>0.6000913</text:p>
          </table:table-cell>
          <table:table-cell office:value-type="float" office:value="0.001560442" calcext:value-type="float">
            <text:p>0.001560442</text:p>
          </table:table-cell>
        </table:table-row>
        <table:table-row table:style-name="ro1">
          <table:table-cell office:value-type="float" office:value="0.6394796" calcext:value-type="float">
            <text:p>0.6394796</text:p>
          </table:table-cell>
          <table:table-cell office:value-type="float" office:value="0.001467458" calcext:value-type="float">
            <text:p>0.001467458</text:p>
          </table:table-cell>
        </table:table-row>
        <table:table-row table:style-name="ro1">
          <table:table-cell office:value-type="float" office:value="0.7012968" calcext:value-type="float">
            <text:p>0.7012968</text:p>
          </table:table-cell>
          <table:table-cell office:value-type="float" office:value="0.001315669" calcext:value-type="float">
            <text:p>0.001315669</text:p>
          </table:table-cell>
        </table:table-row>
        <table:table-row table:style-name="ro1">
          <table:table-cell office:value-type="float" office:value="0.7934275" calcext:value-type="float">
            <text:p>0.7934275</text:p>
          </table:table-cell>
          <table:table-cell office:value-type="float" office:value="0.001091869" calcext:value-type="float">
            <text:p>0.001091869</text:p>
          </table:table-cell>
        </table:table-row>
        <table:table-row table:style-name="ro1">
          <table:table-cell office:value-type="float" office:value="0.9024729" calcext:value-type="float">
            <text:p>0.9024729</text:p>
          </table:table-cell>
          <table:table-cell office:value-type="float" office:value="0.0008744311" calcext:value-type="float">
            <text:p>0.0008744311</text:p>
          </table:table-cell>
        </table:table-row>
        <table:table-row table:style-name="ro1">
          <table:table-cell office:value-type="float" office:value="1.011518" calcext:value-type="float">
            <text:p>1.011518</text:p>
          </table:table-cell>
          <table:table-cell office:value-type="float" office:value="0.000716311" calcext:value-type="float">
            <text:p>0.000716311</text:p>
          </table:table-cell>
        </table:table-row>
        <table:table-row table:style-name="ro1">
          <table:table-cell office:value-type="float" office:value="1.090367" calcext:value-type="float">
            <text:p>1.090367</text:p>
          </table:table-cell>
          <table:table-cell office:value-type="float" office:value="0.0006150295" calcext:value-type="float">
            <text:p>0.0006150295</text:p>
          </table:table-cell>
        </table:table-row>
        <table:table-row table:style-name="ro1">
          <table:table-cell office:value-type="float" office:value="1.169215" calcext:value-type="float">
            <text:p>1.169215</text:p>
          </table:table-cell>
          <table:table-cell office:value-type="float" office:value="0.0005472948" calcext:value-type="float">
            <text:p>0.0005472948</text:p>
          </table:table-cell>
        </table:table-row>
        <table:table-row table:style-name="ro1">
          <table:table-cell office:value-type="float" office:value="1.248064" calcext:value-type="float">
            <text:p>1.248064</text:p>
          </table:table-cell>
          <table:table-cell office:value-type="float" office:value="0.0005069164" calcext:value-type="float">
            <text:p>0.0005069164</text:p>
          </table:table-cell>
        </table:table-row>
        <table:table-row table:style-name="ro1">
          <table:table-cell office:value-type="float" office:value="1.326913" calcext:value-type="float">
            <text:p>1.326913</text:p>
          </table:table-cell>
          <table:table-cell office:value-type="float" office:value="0.0004605056" calcext:value-type="float">
            <text:p>0.0004605056</text:p>
          </table:table-cell>
        </table:table-row>
        <table:table-row table:style-name="ro1">
          <table:table-cell office:value-type="float" office:value="1.405761" calcext:value-type="float">
            <text:p>1.405761</text:p>
          </table:table-cell>
          <table:table-cell office:value-type="float" office:value="0.0003789191" calcext:value-type="float">
            <text:p>0.0003789191</text:p>
          </table:table-cell>
        </table:table-row>
        <table:table-row table:style-name="ro1">
          <table:table-cell office:value-type="float" office:value="1.48461" calcext:value-type="float">
            <text:p>1.48461</text:p>
          </table:table-cell>
          <table:table-cell office:value-type="float" office:value="0.0002881672" calcext:value-type="float">
            <text:p>0.00028816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2233214" calcext:value-type="float">
            <text:p>0.0002233214</text:p>
          </table:table-cell>
        </table:table-row>
        <table:table-row table:style-name="ro1">
          <table:table-cell/>
          <table:table-cell office:value-type="float" office:value="0.000176086" calcext:value-type="float">
            <text:p>0.000176086</text:p>
          </table:table-cell>
        </table:table-row>
        <table:table-row table:style-name="ro1">
          <table:table-cell/>
          <table:table-cell office:value-type="float" office:value="0.0001424531" calcext:value-type="float">
            <text:p>0.0001424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9T15:51:25.410449589</dc:date>
    <meta:editing-duration>PT5M40S</meta:editing-duration>
    <meta:editing-cycles>2</meta:editing-cycles>
    <meta:generator>LibreOffice/5.1.6.2$Linux_X86_64 LibreOffice_project/10m0$Build-2</meta:generator>
    <meta:document-statistic meta:table-count="1" meta:cell-count="110" meta:object-count="0"/>
  </office:meta>
</office:document-meta>
</file>